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4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5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3.11.21, 02:52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Fehlinformati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425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178 Kommentare 218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608</text:p>
          </table:table-cell>
          <table:table-cell table:number-columns-repeated="6"/>
        </table:table-row>
        <table:table-row table:style-name="ro1">
          <table:table-cell table:formula="of:=SUM([.A63:.A100000])" office:value-type="float" office:value="608" calcext:value-type="float">
            <text:p>608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Anonymous Österre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. Dezember 2020 um 18:01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lit-Impf-Show trotz Ausgangssper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zler Kurz und Gesundheitsminister Anschober müssten Selbstanzeige erstatten, wenn sie die von ih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chaffenen Lockdown-Regeln ernst nehmen.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Ihre Anwesenheit bei den ersten Corona-Impfungen in Österreich war überflüssig und sie fällt auch unter keine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Ausnahmebestimmung der geltenden Ausgangssperre.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War das ein Spaziergang zur körperlichen Ertüchtigung?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Ausgang zur Unterstützung von hilfsbedürftigen Angehörig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kauf von Gütern des täglichen Bedarf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beit? (Videoauftritt hätt’s allenfalls auch geta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 demonstrierten die höchsten Volksvertreter vor Hunderttausenden Zeugen vor den Bildschirmen, dass m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ch um Ausgangssperre nicht kümmern muss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onymous Österrei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isekarte anse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logger/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hlinformation Von unabhängigen Faktenprüfern überprüf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 anse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a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il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8 Mal geteil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anonymous.oesterreich/posts/160593864293056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lit-Impf-Show trotz Ausgangssperre... - Anonymous Österreich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Faux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lustig, euch Verschwörungstheoretiker zu lesen.... ihr würdet wahrscheinlich am liebsten i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eden wohnen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bert Ehebrus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m We Wer hält Dich auf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Mo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kurzmusswe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bert Pip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Moser Er ist nicht 80 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ckl Gertraud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bert Pipp Aber mit 80 Jährigen kann er besser kommunizieren. Die lassen sich no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len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y G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ckl Gertraude aber nicht mit alle . Da gibt es noch viele mit mehr Verstand als dies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ssgeburt K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u Haral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 es sich um keine Körperliche Ertüchtigung handelt, müsste normalerweise die Behörd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nschreiten und Ihnen ein Bußgeld verhängen, sie haben nach Ihren eigens Erlassen Gesetz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stoß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djana Becirov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am was für gesetz denn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m.facebook.com/anonymous.oesterreich/posts/160593864293056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lit-Impf-Show trotz Ausgangssperre... - Anonymous Österreich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 davon is legal was die ma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es verfassungswidri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Oitz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 kann man sowas unterschreiben. Ich nie im lebe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purga Pristov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Oitzinger Ich auch nich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ljana Dis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finde es eine Frechheit, haben wohl noch nie von Vorbildwirkung gehört. Naja irgendwie mus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 das PR-Budget rechtfert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mana Wan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ine Alte Frau mit zwei giftigen Werkzeugen bewaffnet.. Die anscheinende Impfdosis und d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P 2 Maske... Eine Körperverletzung und Nötigung gleichzeitig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fred Kasb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wird an denen getestet die Österreich nach dem Krieg aufgebaut haben Danke Hr. KURZ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ffentlich tretet die gesamte Regierung zurück damit wir Österreich jetzt wieder aufbau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önnen bevor noch mehr passie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ka El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fred Kasbauer wer genau sollte den ihrer Meinung das Übernehmen? Frag nur au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esse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n Bernhar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ka Ela Im Prinzip ist jeder blaue Politiker zur Zeit besser als das verlogene Regime was wi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tzt ha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ka El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n Bernhard ok sch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impft ! Dachte ich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anonymous.oesterreich/posts/160593864293056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lit-Impf-Show trotz Ausgangssperre... - Anonymous Österreich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n Bernhar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ka Ela na dachtest du falsch....... Aber ÖVP, die Grünen und die Neos haben diese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nd in den letzten 12 Monaten zerstört, bleibt also nicht mehr viel übrig, und Rot ka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 zur Zeit ja auch vergessen, also bleibt nur noch bla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ka El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n Bernhard ja klar was sons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n Bernhar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ka Ela na bitte, wenn du es anders siehst, dann kläre mich bitte auf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ka El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n Bernhard ich wollte nur wissen wer deiner Meinung nach besser geeignet wär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ich Nicht auf die Zeit hab ich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klä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u Haral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m vierten Absatz ist euch ein gravierender Fehler unterlaufen, es heißt nicht Volksvertreter,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dern " VOLKSVERÄTER" 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i Freut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u Harald richtig! ..sollten sich die Führungskräfte nicht als erstes impfen damit d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erung funktionstüchtig bleibt? G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 Stad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u Harald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trud Neumay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u Harald wenn dann VOLKSVERRÄTER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Corleon'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u Harald nicht nur wir beide wissen das!!! Dies Schw....!!!!! Zig Anwälte kümmern si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on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u Haral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trud Neumayr sorry zu schnell am Handy getipp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anonymous.oesterreich/posts/160593864293056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lit-Impf-Show trotz Ausgangssperre... - Anonymous Österreich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y G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i Keep Calm das geht nicht , die warten schon hart auf die Provision 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duard Moi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Daltons haben eigene Rechte. Im Bild fehlt noch Avarell und Williams...(und Rantanplan...)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Schrag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eht wie diese Dame aus, oder 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Thoma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Schrage Hmmm...interessant...weiter bilddokumente?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Schrag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Thoma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Schrag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sah ich no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Schrag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anonymous.oesterreich/posts/160593864293056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/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lit-Impf-Show trotz Ausgangssperre... - Anonymous Österreich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ana Asch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finde das elendig das man zuerst die alten Leute Impfen, zuerst sollte sich die Regierung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mpfen lass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 Lan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ana Aschauer Als erster unser olda VDB gehört auch zur Risiko Gruppe 1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ch Spind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 ANONYMUS ÖSTERREICH!!! Recherchiert doch mal wer Aktien in der Pharmaindustrie ha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lche Superreichen sind beteiligt! Wer ist bei den Bilderberger und haben die auch Aktien in Phar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der sind es die selben? WELTORDNUNG und Reduzierung der Menschheit geht mit Abschaff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 Gesundheitssystems! Hast Geld wirst gesund wenn nicht Pech gehabt! ÜBERWACHUNG dur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geldlos zahlen davon profitieren auch welche! BILDERBERGER? Basti gehört dazu!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land Patock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ine Ausgangsbeschränkung für unsere Kasper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aube nicht das das unter den Ausnahmen fällt 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nz Schul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große Impfshow hat begonnen, der Kurz spielt sich auf als hätte er das alles erst mögli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macht. KURZ MUSS WEG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co Warmut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anonymous.oesterreich/posts/160593864293056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/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lit-Impf-Show trotz Ausgangssperre... - Anonymous Österreich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 Engelbrech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co Warmuth https://www.rnd.de/gesundheit/biontech-grunder-habe-mich-selbst-nochnicht-geimpft-KR552CJIKZAYDBO6I5O3G6DRSE.htm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iontech-Gründer wartet mit Impfung, bis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nd.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 Ma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hows gehören zur "Arbeit" dieser Darsteller und diese verrechnen sie uns auch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nate Leberso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ist reine Werbung für das Impfen ? Die armen alte Menschen in den Heimen , sind nu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uchskaninichen Nr. 1 .. Bekommen leere versprechungen 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si Trattn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ücktritt dieser Truppe aber sofort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nja V-lan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ut so! ausgangssperren sind ein scherz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ki Bin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stands- u respektlos diese 2 c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ltweiten plandemi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ns! nmE gehorchen sie brav u handeln im sinne de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-Jürgen Heis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i mangel vo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ilettenpapi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ut zu gebrauc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ina 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Politiker lobhudeln seit Monaten über den Impfstoff. Ich frage mich, warum der Kurz nicht i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gelsdorf bei seiner Großmutter zu Impfen beginn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ck S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so selbst Anzeige die Arbeit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m.facebook.com/anonymous.oesterreich/posts/160593864293056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/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lit-Impf-Show trotz Ausgangssperre... - Anonymous Österreich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ana Rich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ch darüber aufregen , aber Skipisten ,Eislaufplatz stürmen. Macht Sinn!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re Go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presseteam-austria.at/niederlande-87-000-aerzte-und-pflegekraefte-weigern-sichsich-impfen-zu-lassen/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iederlande: 87.000 Ärzte und Pflegekrä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sseteam-austria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rli Schwar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 fällt einem nichts mehr ein gö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iedrich Puscha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e show must go on-einfach widerlich diese PR geilen Knilch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Trattn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Zwei Feigling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y Cue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litik Marionetten vom volk bezahl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Reima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Sensationsgeilheit der Chaotencrew kennt keine Grenzen ,Verordnungen und Anstand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rn Mari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me alte lait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nst Anton Hihlik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Christi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r Mensch ist nicht dumm Sie merken eure linke lügen Probaganda und Freiheitsberaubung lau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graph 344 Stgb sowie verstoß mit Zwangstestung gemäß Paragraph 110 Stgb bzw z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anonymous.oesterreich/posts/160593864293056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8/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lit-Impf-Show trotz Ausgangssperre... - Anonymous Österreich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ötigung oder sogar Gewalt zu Testung was Paragraph 105 Stgb in Kraft tretten liebe lin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schlochdiktatur Regierung !!!!!!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h Natu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nn ihr lieber Menschen akzeptiert und weiter verbreitet das ich mich am 22.11.2020 zum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iheitskanzler von Österreich ausgesprochen habe und alles was mit dem Virus covid 19 - 44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rück gezogen habe, dann werden wir bald in eine andere Richtung zusammen Hand an Ha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h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m wohle von aller Beteilig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uer Freiheitskanzl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ek chmielnick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bert Pu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nd wir in der NS Zeit oder will er Hitler spiel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Kafk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sere Bundesregierung lässt das Inszenieren bis zum geht nicht mehr aber selbst Impf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sen haben sie sich nicht dann wird der Stoff doch nicht so gut sein wie sie es uns imm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geredet hab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rst Fiw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r Bundeskanzler 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e wissen schon das dieses Bild ein Nachweis einer Körperverletzung eventuell m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desfolge sein kan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hne Detailinformationen Menschen zu einer gentechnischen Impfung zu verführen 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afbar 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ntworten Sie die Fragen zu den Nebenwirkung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werden sie nicht können, weil es die Pharmaindustrie auch nicht kann 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r übernimmt die Haftung für die Folgeschäden dieser genmanipulierten Impfung ??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e persönlich???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Schnait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rst deswegen meinst du...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anonymous.oesterreich/posts/160593864293056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9/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lit-Impf-Show trotz Ausgangssperre... - Anonymous Österreich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ssy Zwanziger Ampla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rst Fiwa red nicht so einen Stus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ris Fredj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h, ich bin mir sicher, dass das unter "Arbeit" fällt und diese Typen reichlich für ihre Anwesenhei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lohnt wer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mma Stein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ka El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mma Steiner lesen sie Die spanische Grippe von Harald Salfellner ! BITT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icht YouTu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ellen un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mma Stei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ka Ela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mma Stei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ka Ela lesen Sie auch ein paar Bücher aus der Vergangenhei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anonymous.oesterreich/posts/160593864293056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/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lit-Impf-Show trotz Ausgangssperre... - Anonymous Österreich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ka El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mma Steiner natürli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ber ihr Beitrag ist kopiert und ich weiss nicht ob sie tatsächl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ses Buch gelesen habn, die meisten Menschen die diese Seite einfügen, habn sie we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rgfältig gelesen , noch wissen sie in welchen Land diese Dame aufgewachsen ist ! Natürl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terstelle ich ihnen NICHTS dav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uci Mücahid Türkm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so ich denke wenn das Virus wirklich sooo gefährlich wäre würden sich die Politiker d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ichen und die Machthaber sich um die Impfung kämpfen zu aller erst immun zu sein und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 Opfer aus einem Altersheim aussuchen da stimmt was nicht welche Regierung hat den b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tzt in aller Welt an sein Volk den Vorrang gegeb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mann Hechen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kommen die über 80 jährigen pensionierten Politiker auch den Stoff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ina Tin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so haben sich Kurz und Anschober nicht auch gleich impfen lassen, wenn sie schon anwesend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ar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Trattn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 viele Euro sind Geflossen für diese Show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mann Hechen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kommen die Eltern von den Politikern auch den Stoff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hmed Ibrahim El Houf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 ist ein schwüchtel und schwüchteln haben von impfungen immer Angst. Damit ich hier kla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chaffe. Es geht mir sein privates Leben nich an, und ich habe nicht gegenüber ander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nschen, die sie sexuell anderes gestellt sind. Ich bezeichne aber jede Studienabbreche a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wüchtel, der nicht für irgend was taugt. Und Herr kurz ist so eine, und für mich taugt er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s Kanzler, nicht mal als strassenkehrer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duard Kopf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sti, warum bist du nicht die Nr. eins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igling!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 F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zwei hatten wohl nicht den Mut sich impfen zulassen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anonymous.oesterreich/posts/160593864293056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/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lit-Impf-Show trotz Ausgangssperre... - Anonymous Österreich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rn Mari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rum nichs selbe machen warum alte men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inald Poga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, sie können machen was wolle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nken nix. Können ni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Hotowe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rum macht man das mit ihr. Ein Verbrechen an der Menschhei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fred Sideri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 bei einer Hinrichtung die 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pcic Gor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 Mörder sind die alle drecks Politik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s ist Legales töten von Menschen was die da treib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kim Islamov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pcic Goran Onkel Hico 2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la Snasa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lil Yıldız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anonymous.oesterreich/posts/160593864293056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2/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lit-Impf-Show trotz Ausgangssperre... - Anonymous Österreich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ürgen Sattl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ürgen Sattl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ürgen Sattl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ina 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Impfung mit einem unausgereiften Impfstoff folgt einem strikten Programm der Regierung. Ers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e alten Menschen, die Behinderten, Dementen, Schwerkranken etc.. Fällt euch da gar nich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anonymous.oesterreich/posts/160593864293056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/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lit-Impf-Show trotz Ausgangssperre... - Anonymous Österreich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uf?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Thoma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ina Hofer der Wahldeutsche Österreicher mit Seitenscheitel hat sowas schon mal i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ftrag geben lassen 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ina 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Thomas Das Traurige dabei ist, die breite Masse kapiert das nicht. Es ist wirkli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useli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Thoma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ina Hofer verblödet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ie alten pfeiffen drauf ( Zitat meines Vaters mit knapp 80 ...was soll's, was erwartet mich noch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len machen, i bin daheim und im Garte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40 plus ..die einen hacklen weil's "müssen wollen"....ich werde Chef blabla- die ander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ingen die Schäfchen ins trockene. 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Jungen.. zu getreuen verkifften Idioten herangezogen...glauben aber die heros zu se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Мике Махмутовиц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breite Masse ist "schweinehohl", dumm wie Brot!! lei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iedrich Puscha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ina Hofer Pensionsreform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 Engelbrech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ina Hofer informier di bitte moi, bevorst des Wort unausgereift indn Mund nimms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 is da erste mRNA Wirkstoff am Menschn. Wos owa ned hasd, dass erst seit an Jahr a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m mRNA-Thema gforscht wi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aun dem Impfstoff siacht ma, wos möglich is, wa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le a gemeinsames Ziel ha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wa eich Querdenkern, de de Informationen vo nichtvalidierten Seiten oda gar irgendwech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korksten Hanseln beziehen und denen alles nachplappern, weils selber ka eige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inung haum, eich foid des jo goa ned 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nhard Reichha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 Engelbrecht und du bist studierter Virologe? Oder woher kommt dein Wissen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 Engelbrech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nhard Reichhart ned unbedingt, owa i beziag mei wissn vo leid, des studiert haum u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it mehreren Jahren auf dem Gebiet tätig s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scheiss hoid auf „Informationsquellen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e Telegram o.ä., darad maunchn in dera Kommentarsektion ah ned schod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nhard Reichha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 Engelbrecht also wissen diese Person über einen Virus bescheid den es erst seit einem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Jahr gibt. Alle wissenschaftlichen Untersuchungen haben diese "Leid" selbst durchgeführ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pek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anonymous.oesterreich/posts/160593864293056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4/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lit-Impf-Show trotz Ausgangssperre... - Anonymous Österreich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so siehst du dich, durch deine seriösen "Leid", informierter als andere Menschen die mit dies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erie genauso viel tun haben wie ein Schuhverkäufer im OP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schmeiss mi weg, du leucht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 Engelbrech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nhard Reichhart Damit i da wenigstns irgendwo recht gebn kann: ja, Covid19 gibts sei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nem Jahr... des woas aber daun schau wie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 gaunzn Virusstamm gibts seit 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60er Jahren. Dein Profilbild noch vermut i, dass es diesen Stamm auch länger als dich gibt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mitst a Gefühl griag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jetzt derfst dreimal raten, wie lange schon ma 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russtamm erforscht... (klana Tipp fia olle, des ned wissn: fast seit der Entdeck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)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n RNA-Impfstoffen forscht ma ah mittlerweile seit über 30 Jahren, stell dir vor... aber d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ums eich in de Telegramgruppen sicher ned erzählt, weils olle Wappler s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gib zua, wos de Politiker imma mochn, vasteh i ah maunchmoi ned. Owa im gegnsotz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ch siachi ned in jeda Handlung vo erna glei a Regi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: du derfst di liebend gern wegschmeißen... oba bitte dorthin, wo du ka scheisse mehr 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cial media verzapfn kaun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 Engelbrech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bian Beham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nhard Reichha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 Engelbrecht na du bist a festa pfost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. Wenn i ma dei Foto anschau, soitast be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tografieren bleibn, do tuast wenigstens niemanden mit deine mödungen belästign. Du woip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 Engelbrech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nhard Reichhart aunscheinend gfoid da des foto, sunst hesd jo gsogd, dasi de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otografieren ah bleim lossn so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mecht mid dir ah goa nimma diskutiern, all i have to say —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 https://wien.orf.at/stories/3082616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n ob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munisierungsrate bis 80 Prozent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en.orf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nhard Reichha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 Engelbrecht haha, also ORF als seriöse Quelle zu nehmen, grenzt schon so sehr a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ummheit (war aber nicht anders von dir zu erwa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). Vor allem wenn man and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en als unseriös betitelt. Wem der ORF nahe steht kannst ja selber nachschauen, d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ucht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derstandard.at/story/2000115554717/wer-besetzt-den-orf-stiftungsratmitglieder-parteien-neue-kraefteverhaeltnis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r besetzt den ORF-Stiftungsrat?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standard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 Engelbre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anonymous.oesterreich/posts/160593864293056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5/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lit-Impf-Show trotz Ausgangssperre... - Anonymous Österreich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nhard Reichhart des mog jo ois sei, owa i bin zumindest schlau gnuag, dass i hint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ona ka verschwörung, Komplott oda ähnliches dahinta siach, sondan an Infekt, der vllt mi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dir ned fü duat, owa den älteren Menschn ziemlich gefährlich wern ka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o mutig vo dir, mi dumm zum nennen, ohne mi jemois gseng z‘haum, owa wos was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icht i sch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vasteh di scho, im Netz is hoid da mensch gern bissi der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nhard Reichha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 Engelbrecht hast du einen Kommentar von mir gesehen wo ICH geschrieben habe da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ese "Pandemie" ein Komplott ist? Ich denke nic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de Virus Infektion kann für ält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der Menschen mit einem schwachen Immunsystems tödlich sein, dazu brauchst es nicht dies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rus und das sollte selbst DIR klar sei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er stell dir vor, du hast doch so gscheite "Leid". Haben die dir auch erzählt das der Mens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 täglich Viren und Bakterien ausgesetzt ist und wir trotzdem überlebt haben und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nschheit NICHT ausgestorben ist. Unglaublich, gell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alt ein bissl deinen letzten Rest an Hirnschmalz (falls vorhanden) ein und überleg einmal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R FÜR DICH SELBST, ob diese Herangehensweise gerecht ist oder nicht. Vergiss nicht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llzahlen zu berücksichtig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rigens noch etwas NUR für DICH. Dank mir später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 N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kurzmusswe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inky Van da Berggass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limmer finde ich ja die impfende Ärztin. Gerade mal vor der ersten Kandidatin die Händ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esinfiziert....dann die ganze Zeit nicht me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ter Heis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anonymous.oesterreich/posts/160593864293056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/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lit-Impf-Show trotz Ausgangssperre... - Anonymous Österreich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Ehrschwend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ter Heise sieht ja aus wie der Herr Kurz nach der Impfung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Zier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sind Heuchl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die sollen sofort impfen gehen dieses Päckchen...keiner würdigte Altersheime Pflegebedürftige alt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nschen. Keiner dieser 4 Landeszerstörer..aber jetzt mit dem zwangsimpfen gehen sie hin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gen diesen Personen die sie gemieden haben. Wir werden euch retten.....mir wird schlecht we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diese Heuchler sehen muss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eliese Loitz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inde es als reine Erpressung an uns Senjoren, uns zu sagen: ... wenn wir uns Impfen lassen, dan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ürfen uns unsere Kinder und Enkel besuchen, denn mit Impfung wären wir geschützt und kön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inen Corona bekomm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ter Heis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ter Heis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grid Prohaska habe meine Impfung schon gespendet an alle Nazis von Deutschland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anonymous.oesterreich/posts/160593864293056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/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lit-Impf-Show trotz Ausgangssperre... - Anonymous Österreich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Pusch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ist ja nur das Volk blöd, er weiß ja was er macht !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lhelm Stick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Puschmann Wolfi--was sagst zu diesen ganzen idioten? Lockdown 4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ylvana Mangan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in Grinsen während der Impfung da mussten doch endlich die Alarmglocken Leuten bei 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völkerung. Totale PR Propaganda nit unterstützen der gekauften Medi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bert Pu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ses Schwein macht auch Noch Werbung mit diesen Menschen und seinen Vize das sind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brecher am Menschen und gehören eingesper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Fin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 steht alles drin dass das Zeug mehr als gefährlich ist.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lianna Kar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Fink Toll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nschen sollen sich lieber entgiften, als vergiften!!!!!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m.facebook.com/anonymous.oesterreich/posts/160593864293056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/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lit-Impf-Show trotz Ausgangssperre... - Anonymous Österreich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Fin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Fink lies mal den beipack von Aspiri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Fin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Fink ich nehme kein Aspirin. Das ist eines der gefährlichsten Medikament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 Har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Fink ist das wirklich echt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Fin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Fink nimmst du Hustensaft??? Der beipack ist auch nicht ohne.... Blutdruckmittel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chmerztabletten...Was gegen halsweh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ke höflichst für die Antw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ina 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Grabmeier Alle die den Medien blind vertrauen und nicht lesen was si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nterschrei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Faux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Fink dann lass dich halt nicht impfen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ana Rich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Fink iboprofen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Thoma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Fink toll.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bi Sid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ana Richter *ibuprofen. Wenn Sie schon klugscheissen, dann bitte richtig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ty Siebenbrun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Fink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Fin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bi Sidler welch Niveau... Chapeau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audi Spitz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m.facebook.com/anonymous.oesterreich/posts/160593864293056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9/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lit-Impf-Show trotz Ausgangssperre... - Anonymous Österreich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ena Wi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 Harra nein; denn kein Mediziner würde schreiben, dass “DNA oder RNA in di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imzellen” übergeht. 100% ein hoax, das stimmt ja genetisch überhaupt nicht. Auch, da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 was über Unfruchtbarkeit wüsste? Die Leute verbreiten so einen Schwachsinn halt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ssy Zwanziger Ampla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Fink Covid 19 ist noch gefährlich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ckl Gertraud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Fink ich lese jeden Beipackzettel. Und ich werde nicht gezwungen, es zu nehmen,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der erpres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uke Woehli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Fink So ein Zettel kann ich dir auch am Rechner erstellen, sogar mit einem Stempe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er nicht lesbar 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Fin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Faux mach ich auch nicht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lveyg Wunderli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Fink nein den gibt's exakt so,habe ihn auch gesehen und der wird den Senior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ingeleg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uchinger Micha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Fink wo hast den das pic h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anka Wolf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Bu Wu den Senioren? Das sollte, wenn er denn echt ist, ein Arzt unterschreiben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ga Kraetsch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Fink dem ist nichts mehr hinzuzufügen..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anonymous.oesterreich/posts/160593864293056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/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lit-Impf-Show trotz Ausgangssperre... - Anonymous Österreich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el Krie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Fink könnte auch fake sei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Dist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el Krieger ist es au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Fin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Grabmeier genau.... Es gab ja nie tote durch div Unverträglichkeit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o ein Schwachsi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Dist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tory.php?story_fbid=2816928535221049&amp;id=100007117890442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ck Zeu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@Meckl Gertraude doch man wird theoretisch gedrängt die Impfung zu machen. Ohne Grund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ird nicht diskutiert, ob nur geimpfte fliegen dürfen etc. oder ob 1 Woche Quarantäne fü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 geimpfte etc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ch nicht durch, aber es wird drüber diskutiert. Und wenn das irgendwie durchgeht, ist 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e Art drängen/druck/Erpressung 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Fin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ckl Gertraude tja sagst du mir bitte EIN Medikament ohne der Gefahr von schwer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ebenwirkung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bin nicht sarkastisch aber ich kenne nicht eines und lerne gerne da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bedeutet man dürfte eigentlich kein Medikamente nehm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ke für die werte Antw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Fin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 Ni ich hoffe du sprichst nicht für dich selbs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enn so ein Ton ist unangebra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DE Impfung war mal neu und auch heute sterben Menschen an Impfungen die es Zb 40 Jah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bt da manche Menschen nichts über eine allergie gehen Inhaltsstoff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 sterben auch Menschen an Erdbeeren und Nüss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 what??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ttchen Bl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anonymous.oesterreich/posts/160593864293056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1/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lit-Impf-Show trotz Ausgangssperre... - Anonymous Österreich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Frau tut einem Leid, von so Verbrechern geipft zu werden, hoffentlich überlebt sie es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ter Heis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ttchen Blue sie ja sie nich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ttchen Blu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ter Heis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org Sommeregg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grid Poga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urchtbare Frechheit die halten alle für blöd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ünter Witschn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ende gfriess e 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ki Bin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tory.php?story_fbid=3696928167011968&amp;id=100000844625293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kiViki Marinkov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lt hören wir ihren totes Ta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anonymous.oesterreich/posts/160593864293056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2/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lit-Impf-Show trotz Ausgangssperre... - Anonymous Österreich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dith Hocheneg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ubert Hubsi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k Strom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tory.php?story_fbid=10159789996263357&amp;id=547193356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oman Braun 20. Dezember 2020 um 08:39 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ues Medikament heilt Corona in Tests in zwei Tag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„COR-101“ der Braunschweiger Firma „CORAT Therapeutics“… 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tina Zaleng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reckschweine ....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lli Haf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würde VOLKSVERRÄTER vorerst richtig schreiben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rn Mari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 gif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rn Mari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m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es Was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llkommen richtig hoffe Staatsanwaltschaft ermittelt scho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 Bernhard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sind Nazis und Mör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dolf Kieb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olera und Pest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Hatzenbich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aspirin.de/static/documents/aspirin-500mg-ueberzogene-tabletten-beipackze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el.p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anonymous.oesterreich/posts/160593864293056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3/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lit-Impf-Show trotz Ausgangssperre... - Anonymous Österreich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mana Wan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 glaubt diesen UNSINN??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djana Becirov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viele kommentieren hier groß aber keine von euch würd auf die straße gehen und dageg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s tun.. solang der arsch gemütlich und warm sitzen kann is es euch scheiss egal !!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dann sollst noch eine familie gründen bei diesem sys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r kommt das kotzen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e willst du denn da nicht ausras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e offensichtlich alles ist und jeder trotzallem das tut was gesagt wi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kt doch an die zukunft eurer kin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der kriegt keine mehr 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oredana Loredan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djana Becirovic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ndra Mü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hne wort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a Match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facebook.com/Gesundheitsmechaniker-HORDE-100653955292910/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sundheitsmechaniker HOR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cqueline Schmi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se elendigen Verbrech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nate Stil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ege frei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anonymous.oesterreich/posts/160593864293056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4/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lit-Impf-Show trotz Ausgangssperre... - Anonymous Österreich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na Stau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Maria sorry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 Gefällt mir 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Mari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na Staud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inhard Ram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2 Heuchler und Pharisäer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Köber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che sind eben gleicher...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fred Karl Lutten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igentlich wah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itere Kommentare anzeigen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anonymous.oesterreich/posts/160593864293056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5/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7" table:formula="of:=COUNTIF([.C$1:.C$1048576];&quot;X&quot;)" office:value-type="float" office:value="74" calcext:value-type="float">
            <text:p>74</text:p>
          </table:table-cell>
          <table:table-cell table:style-name="ce7" table:formula="of:=COUNTIF([.D$1:.D$1048576];&quot;X&quot;)" office:value-type="float" office:value="15" calcext:value-type="float">
            <text:p>15</text:p>
          </table:table-cell>
          <table:table-cell table:formula="of:=COUNTIF([.E$1:.E$1048576];&quot;X&quot;)" office:value-type="float" office:value="0" calcext:value-type="float">
            <text:p>0</text:p>
          </table:table-cell>
          <table:table-cell table:style-name="ce7" table:formula="of:=COUNTIF([.F$1:.F$1048576];&quot;X&quot;)" office:value-type="float" office:value="89" calcext:value-type="float">
            <text:p>89</text:p>
          </table:table-cell>
          <table:table-cell table:formula="of:=COUNTIF([.G$1:.G$1048576];&quot;X&quot;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2714];[.D2714];[.F2714])" office:value-type="float" office:value="178" calcext:value-type="float">
            <text:p>178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585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.00.0000</text:date>, <text:time style:data-style-name="N2" text:time-value="21:29:12.446372629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7T00:05:19.932274878</dc:date>
    <meta:editing-duration>PT2H6M13S</meta:editing-duration>
    <meta:editing-cycles>5</meta:editing-cycles>
    <meta:document-statistic meta:table-count="1" meta:cell-count="1733" meta:object-count="0"/>
  </office:meta>
</office:document-meta>
</file>